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bf819e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7" table:default-cell-style-name="ce3"/>
        <table:table-column table:style-name="co2" table:number-columns-repeated="6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number-columns-repeated="2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..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string" calcext:value-type="string">
            <text:p>~=</text:p>
          </table:table-cell>
          <table:table-cell table:style-name="ce1" office:value-type="string" calcext:value-type="string">
            <text:p>“==”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2" office:value-type="string" calcext:value-type="string">
            <text:p>“=”</text:p>
          </table:table-cell>
          <table:table-cell table:number-columns-repeated="6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table:number-columns-repeated="2" table:style-name="ce4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lt;</text:p>
          </table:table-cell>
          <table:table-cell table:number-columns-repeated="2" table:style-name="ce4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&lt;</text:p>
          </table:table-cell>
          <table:table-cell table:number-columns-repeated="6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&lt;</text:p>
          </table:table-cell>
          <table:table-cell table:number-columns-repeated="6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&lt;</text:p>
          </table:table-cell>
          <table:table-cell table:number-columns-repeated="6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..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table:number-columns-repeated="8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lt;=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gt;=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~=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“==”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(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table:style-name="ce3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2" office:value-type="string" calcext:value-type="string">
            <text:p>“=”</text:p>
          </table:table-cell>
          <table:table-cell office:value-type="string" calcext:value-type="string">
            <text:p>&lt;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)</text:p>
          </table:table-cell>
          <table:table-cell table:number-columns-repeated="7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number-columns-repeated="7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$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6" table:style-name="ce3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lt;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d4ea6b"/>
    </style:style>
    <style:style style:name="Untitled2" style:family="table-cell" style:parent-style-name="Default">
      <style:table-cell-properties fo:background-color="#b4c7dc"/>
    </style:style>
    <style:style style:name="Untitled3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2:44:28.887301069</meta:creation-date>
    <dc:date>2021-11-09T13:08:09.095033136</dc:date>
    <meta:editing-duration>PT12M48S</meta:editing-duration>
    <meta:editing-cycles>3</meta:editing-cycles>
    <meta:generator>LibreOffice/7.0.5.2$Linux_X86_64 LibreOffice_project/00$Build-2</meta:generator>
    <meta:document-statistic meta:table-count="1" meta:cell-count="316" meta:object-count="0"/>
  </office:meta>
</office:document-meta>
</file>